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76.65pt"/>
    </style:style>
    <style:style style:name="co11" style:family="table-column">
      <style:table-column-properties fo:break-before="auto" style:column-width="98.25pt"/>
    </style:style>
    <style:style style:name="co12" style:family="table-column">
      <style:table-column-properties fo:break-before="auto" style:column-width="65.85pt"/>
    </style:style>
    <style:style style:name="co13" style:family="table-column">
      <style:table-column-properties fo:break-before="auto" style:column-width="92.86pt"/>
    </style:style>
    <style:style style:name="co14" style:family="table-column">
      <style:table-column-properties fo:break-before="auto" style:column-width="88.21pt"/>
    </style:style>
    <style:style style:name="co15" style:family="table-column">
      <style:table-column-properties fo:break-before="auto" style:column-width="271.59pt"/>
    </style:style>
    <style:style style:name="co16" style:family="table-column">
      <style:table-column-properties fo:break-before="auto" style:column-width="53.49pt"/>
    </style:style>
    <style:style style:name="co17" style:family="table-column">
      <style:table-column-properties fo:break-before="auto" style:column-width="31.1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etwork_outliers_all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12287066876888" calcext:value-type="float">
            <text:p>0.011228706687689</text:p>
          </table:table-cell>
          <table:table-cell office:value-type="float" office:value="316219.375" calcext:value-type="float">
            <text:p>316219.375</text:p>
          </table:table-cell>
          <table:table-cell office:value-type="float" office:value="0.074160099029541" calcext:value-type="float">
            <text:p>0.074160099029541</text:p>
          </table:table-cell>
          <table:table-cell office:value-type="float" office:value="2062" calcext:value-type="float">
            <text:p>2062</text:p>
          </table:table-cell>
          <table:table-cell office:value-type="float" office:value="51.0012259483337" calcext:value-type="float">
            <text:p>51.0012259483337</text:p>
          </table:table-cell>
          <table:table-cell office:value-type="string" calcext:value-type="string">
            <text:p>2_A_exp32</text:p>
          </table:table-cell>
          <table:table-cell office:value-type="string" calcext:value-type="string">
            <text:p>2_A.v1.l0.ds0.l_combo0.ds_combo0.idays30.odays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etwork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180017184466124" calcext:value-type="float">
            <text:p>0.018001718446612</text:p>
          </table:table-cell>
          <table:table-cell office:value-type="float" office:value="424196.65625" calcext:value-type="float">
            <text:p>424196.65625</text:p>
          </table:table-cell>
          <table:table-cell office:value-type="float" office:value="0.0965151935815811" calcext:value-type="float">
            <text:p>0.096515193581581</text:p>
          </table:table-cell>
          <table:table-cell office:value-type="float" office:value="2056" calcext:value-type="float">
            <text:p>2056</text:p>
          </table:table-cell>
          <table:table-cell office:value-type="float" office:value="85.6038715839386" calcext:value-type="float">
            <text:p>85.6038715839386</text:p>
          </table:table-cell>
          <table:table-cell office:value-type="string" calcext:value-type="string">
            <text:p>2_A_exp8</text:p>
          </table:table-cell>
          <table:table-cell office:value-type="string" calcext:value-type="string">
            <text:p>2_A.v1.l0.ds0.l_combo0.ds_combo0.idays30.odays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06360241770744" calcext:value-type="float">
            <text:p>0.010636024177075</text:p>
          </table:table-cell>
          <table:table-cell office:value-type="float" office:value="190557.296875" calcext:value-type="float">
            <text:p>190557.296875</text:p>
          </table:table-cell>
          <table:table-cell office:value-type="float" office:value="0.0726213976740837" calcext:value-type="float">
            <text:p>0.072621397674084</text:p>
          </table:table-cell>
          <table:table-cell office:value-type="float" office:value="2032" calcext:value-type="float">
            <text:p>2032</text:p>
          </table:table-cell>
          <table:table-cell office:value-type="float" office:value="43.5466783046722" calcext:value-type="float">
            <text:p>43.5466783046722</text:p>
          </table:table-cell>
          <table:table-cell office:value-type="string" calcext:value-type="string">
            <text:p>2_N_exp64</text:p>
          </table:table-cell>
          <table:table-cell office:value-type="string" calcext:value-type="string">
            <text:p>2_N.v1.l0.ds0.l_combo0.ds_combo0.idays60.odays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0180115178227425" calcext:value-type="float">
            <text:p>0.018011517822743</text:p>
          </table:table-cell>
          <table:table-cell office:value-type="float" office:value="0.0180115159600973" calcext:value-type="float">
            <text:p>0.018011515960097</text:p>
          </table:table-cell>
          <table:table-cell office:value-type="float" office:value="518774.1875" calcext:value-type="float">
            <text:p>518774.1875</text:p>
          </table:table-cell>
          <table:table-cell office:value-type="float" office:value="0.0970518887042999" calcext:value-type="float">
            <text:p>0.0970518887043</text:p>
          </table:table-cell>
          <table:table-cell office:value-type="float" office:value="2026" calcext:value-type="float">
            <text:p>2026</text:p>
          </table:table-cell>
          <table:table-cell office:value-type="float" office:value="74.2742011547089" calcext:value-type="float">
            <text:p>74.2742011547089</text:p>
          </table:table-cell>
          <table:table-cell office:value-type="string" calcext:value-type="string">
            <text:p>2_N_exp8</text:p>
          </table:table-cell>
          <table:table-cell office:value-type="string" calcext:value-type="string">
            <text:p>2_N.v1.l0.ds0.l_combo0.ds_combo0.idays60.odays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11043825745583" calcext:value-type="float">
            <text:p>0.011104382574558</text:p>
          </table:table-cell>
          <table:table-cell office:value-type="float" office:value="196808.390625" calcext:value-type="float">
            <text:p>196808.390625</text:p>
          </table:table-cell>
          <table:table-cell office:value-type="float" office:value="0.0742202624678612" calcext:value-type="float">
            <text:p>0.074220262467861</text:p>
          </table:table-cell>
          <table:table-cell office:value-type="float" office:value="2062" calcext:value-type="float">
            <text:p>2062</text:p>
          </table:table-cell>
          <table:table-cell office:value-type="float" office:value="81.1985442638397" calcext:value-type="float">
            <text:p>81.1985442638397</text:p>
          </table:table-cell>
          <table:table-cell office:value-type="string" calcext:value-type="string">
            <text:p>2_W_exp8</text:p>
          </table:table-cell>
          <table:table-cell office:value-type="string" calcext:value-type="string">
            <text:p>2_W.v1.l0.ds0.l_combo0.ds_combo0.idays30.odays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176289808005095" calcext:value-type="float">
            <text:p>0.01762898080051</text:p>
          </table:table-cell>
          <table:table-cell office:value-type="float" office:value="530651.9375" calcext:value-type="float">
            <text:p>530651.9375</text:p>
          </table:table-cell>
          <table:table-cell office:value-type="float" office:value="0.0961220636963845" calcext:value-type="float">
            <text:p>0.096122063696385</text:p>
          </table:table-cell>
          <table:table-cell office:value-type="float" office:value="2056" calcext:value-type="float">
            <text:p>2056</text:p>
          </table:table-cell>
          <table:table-cell office:value-type="float" office:value="84.4157824516296" calcext:value-type="float">
            <text:p>84.4157824516296</text:p>
          </table:table-cell>
          <table:table-cell office:value-type="string" calcext:value-type="string">
            <text:p>2_AB_exp8</text:p>
          </table:table-cell>
          <table:table-cell office:value-type="string" calcext:value-type="string">
            <text:p>2_AB.v1.l0.ds0.l_combo0.ds_combo0.idays30.odays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15539329126477" calcext:value-type="float">
            <text:p>0.011553932912648</text:p>
          </table:table-cell>
          <table:table-cell office:value-type="float" office:value="158005.78125" calcext:value-type="float">
            <text:p>158005.78125</text:p>
          </table:table-cell>
          <table:table-cell office:value-type="float" office:value="0.0742815956473351" calcext:value-type="float">
            <text:p>0.074281595647335</text:p>
          </table:table-cell>
          <table:table-cell office:value-type="float" office:value="2032" calcext:value-type="float">
            <text:p>2032</text:p>
          </table:table-cell>
          <table:table-cell office:value-type="float" office:value="71.3252069950104" calcext:value-type="float">
            <text:p>71.3252069950104</text:p>
          </table:table-cell>
          <table:table-cell office:value-type="string" calcext:value-type="string">
            <text:p>2_AD_exp32</text:p>
          </table:table-cell>
          <table:table-cell office:value-type="string" calcext:value-type="string">
            <text:p>2_AD.v1.l0.ds0.l_combo0.ds_combo0.idays60.odays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etwork 4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173521302640438" calcext:value-type="float">
            <text:p>0.017352130264044</text:p>
          </table:table-cell>
          <table:table-cell office:value-type="float" office:value="436169.8125" calcext:value-type="float">
            <text:p>436169.8125</text:p>
          </table:table-cell>
          <table:table-cell office:value-type="float" office:value="0.0951712355017662" calcext:value-type="float">
            <text:p>0.095171235501766</text:p>
          </table:table-cell>
          <table:table-cell office:value-type="float" office:value="2056" calcext:value-type="float">
            <text:p>2056</text:p>
          </table:table-cell>
          <table:table-cell office:value-type="float" office:value="79.1755003929138" calcext:value-type="float">
            <text:p>79.1755003929138</text:p>
          </table:table-cell>
          <table:table-cell office:value-type="string" calcext:value-type="string">
            <text:p>2_AD_exp8</text:p>
          </table:table-cell>
          <table:table-cell office:value-type="string" calcext:value-type="string">
            <text:p>2_AD.v1.l0.ds0.l_combo0.ds_combo0.idays30.odays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etwork 4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1T13:58:08.602464593</dc:date>
    <meta:editing-duration>PT4M23S</meta:editing-duration>
    <meta:editing-cycles>1</meta:editing-cycles>
    <meta:document-statistic meta:table-count="1" meta:cell-count="179" meta:object-count="0"/>
    <meta:generator>LibreOffice/6.0.7.3$Linux_X86_64 LibreOffice_project/00m0$Build-3</meta:generator>
  </office:meta>
</office:document-meta>
</file>